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93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Default" style:data-style-name="N111"/>
    <style:style style:name="ce15" style:family="table-cell" style:parent-style-name="Default" style:data-style-name="N111"/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>
      <style:table-cell-properties fo:border-bottom="none" fo:border-left="none" fo:border-right="none" fo:border-top="0.99pt solid #000000"/>
    </style:style>
    <style:style style:name="ce19" style:family="table-cell" style:parent-style-name="Pivot_20_Table_20_Value">
      <style:table-cell-properties fo:border-bottom="0.99pt solid #000000" fo:border-left="none" fo:border-right="none" fo:border-top="none"/>
    </style:style>
    <style:style style:name="ce20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5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7" style:family="table-cell" style:parent-style-name="Pivot_20_Table_20_Value">
      <style:table-cell-properties fo:border-bottom="none" fo:border-left="0.99pt solid #000000" fo:border-right="none" fo:border-top="none"/>
    </style:style>
    <style:style style:name="ce3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>
      <style:table-cell-properties fo:border-bottom="none" fo:border-left="none" fo:border-right="none" fo:border-top="0.99pt solid #000000"/>
    </style:style>
    <style:style style:name="ce44" style:family="table-cell" style:parent-style-name="Pivot_20_Table_20_Value">
      <style:table-cell-properties fo:border-bottom="0.99pt solid #000000" fo:border-left="none" fo:border-right="none" fo:border-top="none"/>
    </style:style>
    <style:style style:name="ce46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7" style:family="table-cell" style:parent-style-name="Pivot_20_Table_20_Value">
      <style:table-cell-properties fo:border-bottom="none" fo:border-left="none" fo:border-right="0.99pt solid #000000" fo:border-top="none"/>
    </style:style>
    <style:style style:name="ce4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tionalite_peri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nationalite</text:p>
          </table:table-cell>
          <table:table-cell office:value-type="string" calcext:value-type="string">
            <text:p>periode</text:p>
          </table:table-cell>
        </table:table-row>
        <table:table-row table:style-name="ro1">
          <table:table-cell office:value-type="string" calcext:value-type="string">
            <text:p>http://dbpedia.org/resource/Caroline_Herschel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Bonaventura_Cavalieri</text:p>
          </table:table-cell>
          <table:table-cell office:value-type="string" calcext:value-type="string">
            <text:p>Itali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Petrus_Plancius</text:p>
          </table:table-cell>
          <table:table-cell office:value-type="string" calcext:value-type="string">
            <text:p>Dut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Giovanni_Domenico_Cassin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Giuseppe_Piazzi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ntonio_de_Ulloa</text:p>
          </table:table-cell>
          <table:table-cell office:value-type="string" calcext:value-type="string">
            <text:p>Span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Simon_Marius</text:p>
          </table:table-cell>
          <table:table-cell office:value-type="string" calcext:value-type="string">
            <text:p>Germ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Tycho_Brahe</text:p>
          </table:table-cell>
          <table:table-cell office:value-type="string" calcext:value-type="string">
            <text:p>Danish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Alexis_Bouvard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Heinrich_Wilhelm_Matthias_Olbers</text:p>
          </table:table-cell>
          <table:table-cell office:value-type="string" calcext:value-type="string">
            <text:p>German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Jean_Baptiste_Joseph_Delambr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Daniel_Titius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Elert_Bode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Heinrich_Lambert</text:p>
          </table:table-cell>
          <table:table-cell office:value-type="string" calcext:value-type="string">
            <text:p>Swiss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n_Goodricke</text:p>
          </table:table-cell>
          <table:table-cell office:value-type="string" calcext:value-type="string">
            <text:p>Britis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John_Michell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érôme_Laland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Pierre-Simon_Laplac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Pierre_Méchain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Nevil_Maskelyne</text:p>
          </table:table-cell>
          <table:table-cell office:value-type="string" calcext:value-type="string">
            <text:p>Brit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Ole_Rømer</text:p>
          </table:table-cell>
          <table:table-cell office:value-type="string" calcext:value-type="string">
            <text:p>Dan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Richard_Mead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Robert_Fludd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Christopher_Heydon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Gerolamo_Cardano</text:p>
          </table:table-cell>
          <table:table-cell office:value-type="string" calcext:value-type="string">
            <text:p>Italian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Simon_Forman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Peter_Agricola</text:p>
          </table:table-cell>
          <table:table-cell office:value-type="string" calcext:value-type="string">
            <text:p>German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Matteo_Tafuri</text:p>
          </table:table-cell>
          <table:table-cell office:value-type="string" calcext:value-type="string">
            <text:p>Itali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Anne_Turner_(murderer)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Joseph-Nicolas_Delisle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uan_Caramuel_y_Lobkowitz</text:p>
          </table:table-cell>
          <table:table-cell office:value-type="string" calcext:value-type="string">
            <text:p>Span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Paul_Guldin</text:p>
          </table:table-cell>
          <table:table-cell office:value-type="string" calcext:value-type="string">
            <text:p>Swiss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Richard_Towneley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Vincentio_Reinier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William_Crabtree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Christfried_Kirch</text:p>
          </table:table-cell>
          <table:table-cell office:value-type="string" calcext:value-type="string">
            <text:p>Germ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André-Jacques_Garnerin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Shizuki_Tadao</text:p>
          </table:table-cell>
          <table:table-cell office:value-type="string" calcext:value-type="string">
            <text:p>Japanese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August_Nathanael_Grischow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lexis_Clairau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nders_Johan_Lexell</text:p>
          </table:table-cell>
          <table:table-cell office:value-type="string" calcext:value-type="string">
            <text:p>Swed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Edme-Sébastien_Jeaura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Nicole-Reine_Lepaut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Hans_Momsen</text:p>
          </table:table-cell>
          <table:table-cell office:value-type="string" calcext:value-type="string">
            <text:p>Dan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Henry_Briggs_(mathematician)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Inō_Tadataka</text:p>
          </table:table-cell>
          <table:table-cell office:value-type="string" calcext:value-type="string">
            <text:p>Japanese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Ismaël_Bullialdus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ean-Jacques_d'Ortous_de_Mairan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ean_Picard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ohann_Wilhelm_Wagner</text:p>
          </table:table-cell>
          <table:table-cell office:value-type="string" calcext:value-type="string">
            <text:p>Germ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Kaspar_Uttenhofer</text:p>
          </table:table-cell>
          <table:table-cell office:value-type="string" calcext:value-type="string">
            <text:p>Germ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Takahashi_Yoshitoki</text:p>
          </table:table-cell>
          <table:table-cell office:value-type="string" calcext:value-type="string">
            <text:p>Japanese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Niccolò_Cacciatore</text:p>
          </table:table-cell>
          <table:table-cell office:value-type="string" calcext:value-type="string">
            <text:p>Italian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Vincenzo_Vivian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Pieter_de_Graeff</text:p>
          </table:table-cell>
          <table:table-cell office:value-type="string" calcext:value-type="string">
            <text:p>Dut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Robert_Smith_(mathematician)</text:p>
          </table:table-cell>
          <table:table-cell office:value-type="string" calcext:value-type="string">
            <text:p>Brit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Samuel_von_Pufendorf</text:p>
          </table:table-cell>
          <table:table-cell office:value-type="string" calcext:value-type="string">
            <text:p>Germ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Scipione_del_Ferro</text:p>
          </table:table-cell>
          <table:table-cell office:value-type="string" calcext:value-type="string">
            <text:p>Itali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Benjamin_Bramer</text:p>
          </table:table-cell>
          <table:table-cell office:value-type="string" calcext:value-type="string">
            <text:p>Germ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Honoré_Fabri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ohn_Pell_(mathematician)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orge_Juan_y_Santacilia</text:p>
          </table:table-cell>
          <table:table-cell office:value-type="string" calcext:value-type="string">
            <text:p>Span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Peter_Nicholson_(architect)</text:p>
          </table:table-cell>
          <table:table-cell office:value-type="string" calcext:value-type="string">
            <text:p>Britis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Petrus_Ryff</text:p>
          </table:table-cell>
          <table:table-cell office:value-type="string" calcext:value-type="string">
            <text:p>Swiss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René_Descartes</text:p>
          </table:table-cell>
          <table:table-cell office:value-type="string" calcext:value-type="string">
            <text:p>Fren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Charles_Marie_de_La_Condamin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Vincenzo_Brunacci</text:p>
          </table:table-cell>
          <table:table-cell office:value-type="string" calcext:value-type="string">
            <text:p>Italian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Christian_Kramp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Claude_Gaspar_Bachet_de_Méziriac</text:p>
          </table:table-cell>
          <table:table-cell office:value-type="string" calcext:value-type="string">
            <text:p>Fren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Ehrenfried_Walther_von_Tschirnhaus</text:p>
          </table:table-cell>
          <table:table-cell office:value-type="string" calcext:value-type="string">
            <text:p>Germ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Franz_Aepinus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Gaspard_de_Prony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Daniel_Bernoulli</text:p>
          </table:table-cell>
          <table:table-cell office:value-type="string" calcext:value-type="string">
            <text:p>Swiss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Louis_François_Antoine_Arbogast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Étienne_Bézou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Wenceslaus_Johann_Gustav_Karsten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William_Whiston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Adrien-Marie_Legendre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Aida_Yasuaki</text:p>
          </table:table-cell>
          <table:table-cell office:value-type="string" calcext:value-type="string">
            <text:p>Japanese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lessandro_Galile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Francis_Willughby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Gregorio_Fontana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acob_Roggeveen</text:p>
          </table:table-cell>
          <table:table-cell office:value-type="string" calcext:value-type="string">
            <text:p>Dut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acopo_Riccat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acques_Charles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acques_Ozanam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Charles_Hutton</text:p>
          </table:table-cell>
          <table:table-cell office:value-type="string" calcext:value-type="string">
            <text:p>Brit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Domenico_Guglielmin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Maria_Gaetana_Agnesi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Michel_Rolle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Michelangelo_Ricc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Ole_Worm</text:p>
          </table:table-cell>
          <table:table-cell office:value-type="string" calcext:value-type="string">
            <text:p>Dan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Samuel_Dunn_(mathematician)</text:p>
          </table:table-cell>
          <table:table-cell office:value-type="string" calcext:value-type="string">
            <text:p>Brit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nas_Moore</text:p>
          </table:table-cell>
          <table:table-cell office:value-type="string" calcext:value-type="string">
            <text:p>Brit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Estienne_de_La_Roche</text:p>
          </table:table-cell>
          <table:table-cell office:value-type="string" calcext:value-type="string">
            <text:p>French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Niccolò_Fontana_Tartaglia</text:p>
          </table:table-cell>
          <table:table-cell office:value-type="string" calcext:value-type="string">
            <text:p>Itali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Thomas_Postlethwaite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François_Viète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Peter_Turner_(mathematician)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Michael_Stifel</text:p>
          </table:table-cell>
          <table:table-cell office:value-type="string" calcext:value-type="string">
            <text:p>Germ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Pierre_Varignon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Sébastien_Truchet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Ajima_Naonobu</text:p>
          </table:table-cell>
          <table:table-cell office:value-type="string" calcext:value-type="string">
            <text:p>Japanese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Daniel_Hay_du_Chastelet_de_Chambon</text:p>
          </table:table-cell>
          <table:table-cell office:value-type="string" calcext:value-type="string">
            <text:p>Fren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Guillaume_de_l'Hôpital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Carlo_Lodol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Seki_Takakazu</text:p>
          </table:table-cell>
          <table:table-cell office:value-type="string" calcext:value-type="string">
            <text:p>Japanese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Isaac_Milner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ean-Robert_Argand</text:p>
          </table:table-cell>
          <table:table-cell office:value-type="string" calcext:value-type="string">
            <text:p>Swiss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Jean_le_Rond_d'Alember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esse_Ramsden</text:p>
          </table:table-cell>
          <table:table-cell office:value-type="string" calcext:value-type="string">
            <text:p>Brit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Bernoulli</text:p>
          </table:table-cell>
          <table:table-cell office:value-type="string" calcext:value-type="string">
            <text:p>Swiss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ohn_Hadley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ohn_Leslie_(physicist)</text:p>
          </table:table-cell>
          <table:table-cell office:value-type="string" calcext:value-type="string">
            <text:p>Britis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Oronce_Finé</text:p>
          </table:table-cell>
          <table:table-cell office:value-type="string" calcext:value-type="string">
            <text:p>French</text:p>
          </table:table-cell>
          <table:table-cell office:value-type="float" office:value="1451" calcext:value-type="float">
            <text:p>1451</text:p>
          </table:table-cell>
        </table:table-row>
      </table:table>
      <table:table table:name="Pivot Table_nationalite_periode_1" table:style-name="ta1">
        <table:table-column table:style-name="co4" table:default-cell-style-name="Default"/>
        <table:table-column table:style-name="co4" table:number-columns-repeated="7" table:default-cell-style-name="ce12"/>
        <table:table-column table:style-name="co4" table:default-cell-style-name="Default"/>
        <table:table-row table:style-name="ro1">
          <table:table-cell table:style-name="ce1" office:value-type="string" calcext:value-type="string">
            <text:p>Count - periode</text:p>
          </table:table-cell>
          <table:table-cell table:style-name="ce7" office:value-type="string" calcext:value-type="string">
            <text:p>periode</text:p>
          </table:table-cell>
          <table:table-cell table:style-name="ce16" table:number-columns-repeated="6"/>
          <table:table-cell table:style-name="ce25"/>
        </table:table-row>
        <table:table-row table:style-name="ro1">
          <table:table-cell table:style-name="ce2" office:value-type="string" calcext:value-type="string">
            <text:p>nationalite</text:p>
          </table:table-cell>
          <table:table-cell table:style-name="ce8" office:value-type="float" office:value="1451" calcext:value-type="float">
            <text:p>1451</text:p>
          </table:table-cell>
          <table:table-cell table:style-name="ce17" office:value-type="float" office:value="1501" calcext:value-type="float">
            <text:p>1501</text:p>
          </table:table-cell>
          <table:table-cell table:style-name="ce17" office:value-type="float" office:value="1551" calcext:value-type="float">
            <text:p>1551</text:p>
          </table:table-cell>
          <table:table-cell table:style-name="ce17" office:value-type="float" office:value="1601" calcext:value-type="float">
            <text:p>1601</text:p>
          </table:table-cell>
          <table:table-cell table:style-name="ce17" office:value-type="float" office:value="1651" calcext:value-type="float">
            <text:p>1651</text:p>
          </table:table-cell>
          <table:table-cell table:style-name="ce17" office:value-type="float" office:value="1701" calcext:value-type="float">
            <text:p>1701</text:p>
          </table:table-cell>
          <table:table-cell table:style-name="ce17" office:value-type="float" office:value="1751" calcext:value-type="float">
            <text:p>1751</text:p>
          </table:table-cell>
          <table:table-cell table:style-name="ce26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British</text:p>
          </table:table-cell>
          <table:table-cell table:style-name="ce9"/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Danish</text:p>
          </table:table-cell>
          <table:table-cell table:style-name="ce10"/>
          <table:table-cell table:number-columns-repeated="3"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1" calcext:value-type="float">
            <text:p>1</text:p>
          </table:table-cell>
          <table:table-cell table:style-name="ce22"/>
          <table:table-cell table:style-name="ce40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Dutch</text:p>
          </table:table-cell>
          <table:table-cell table:style-name="ce10"/>
          <table:table-cell table:style-name="Pivot_20_Table_20_Value"/>
          <table:table-cell table:number-columns-repeated="3"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ce22"/>
          <table:table-cell table:style-name="ce40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English</text:p>
          </table:table-cell>
          <table:table-cell table:style-name="ce10"/>
          <table:table-cell table:style-name="Pivot_20_Table_20_Value"/>
          <table:table-cell table:style-name="Pivot_20_Table_20_Value" office:value-type="float" office:value="6" calcext:value-type="float">
            <text:p>6</text:p>
          </table:table-cell>
          <table:table-cell table:style-name="Pivot_20_Table_20_Value" office:value-type="float" office:value="4" calcext:value-type="float">
            <text:p>4</text:p>
          </table:table-cell>
          <table:table-cell table:number-columns-repeated="2" table:style-name="Pivot_20_Table_20_Value" office:value-type="float" office:value="3" calcext:value-type="float">
            <text:p>3</text:p>
          </table:table-cell>
          <table:table-cell table:style-name="ce22"/>
          <table:table-cell table:style-name="ce40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French</text:p>
          </table:table-cell>
          <table:table-cell table:style-name="ce10" office:value-type="float" office:value="2" calcext:value-type="float">
            <text:p>2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40" office:value-type="float" office:value="33" calcext:value-type="float">
            <text:p>33</text:p>
          </table:table-cell>
        </table:table-row>
        <table:table-row table:style-name="ro1">
          <table:table-cell table:style-name="ce4" office:value-type="string" calcext:value-type="string">
            <text:p>German</text:p>
          </table:table-cell>
          <table:table-cell table:style-name="ce10" office:value-type="float" office:value="1" calcext:value-type="float">
            <text:p>1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Italian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Pivot_20_Table_20_Value" office:value-type="float" office:value="1" calcext:value-type="float">
            <text:p>1</text:p>
          </table:table-cell>
          <table:table-cell table:number-columns-repeated="2"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40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Japanese</text:p>
          </table:table-cell>
          <table:table-cell table:style-name="ce10"/>
          <table:table-cell table:style-name="Pivot_20_Table_20_Value" table:number-columns-repeated="2"/>
          <table:table-cell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Spanish</text:p>
          </table:table-cell>
          <table:table-cell table:style-name="ce10"/>
          <table:table-cell table:style-name="Pivot_20_Table_20_Value" table:number-columns-repeated="2"/>
          <table:table-cell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2" calcext:value-type="float">
            <text:p>2</text:p>
          </table:table-cell>
          <table:table-cell table:style-name="ce22"/>
          <table:table-cell table:style-name="ce40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Swedish</text:p>
          </table:table-cell>
          <table:table-cell table:style-name="ce10"/>
          <table:table-cell table:style-name="Pivot_20_Table_20_Value" table:number-columns-repeated="4"/>
          <table:table-cell table:style-name="Pivot_20_Table_20_Value" office:value-type="float" office:value="1" calcext:value-type="float">
            <text:p>1</text:p>
          </table:table-cell>
          <table:table-cell table:style-name="ce22"/>
          <table:table-cell table:style-name="ce4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wiss</text:p>
          </table:table-cell>
          <table:table-cell table:style-name="ce1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57" office:value-type="float" office:value="115" calcext:value-type="float">
            <text:p>115</text:p>
          </table:table-cell>
        </table:table-row>
        <table:table-row table:style-name="ro1" table:number-rows-repeated="3">
          <table:table-cell/>
          <table:table-cell table:style-name="Default" table:number-columns-repeated="7"/>
          <table:table-cell/>
        </table:table-row>
        <table:table-row table:style-name="ro1">
          <table:table-cell table:style-name="ce33" office:value-type="string" calcext:value-type="string">
            <text:p>Situation d’indépendance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ationalite</text:p>
          </table:table-cell>
          <table:table-cell table:style-name="Default" office:value-type="float" office:value="1451" calcext:value-type="float">
            <text:p>1451</text:p>
          </table:table-cell>
          <table:table-cell table:style-name="Default" office:value-type="float" office:value="1501" calcext:value-type="float">
            <text:p>1501</text:p>
          </table:table-cell>
          <table:table-cell table:style-name="Default" office:value-type="float" office:value="1551" calcext:value-type="float">
            <text:p>1551</text:p>
          </table:table-cell>
          <table:table-cell table:style-name="Default" office:value-type="float" office:value="1601" calcext:value-type="float">
            <text:p>1601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1701" calcext:value-type="float">
            <text:p>1701</text:p>
          </table:table-cell>
          <table:table-cell table:style-name="Default" office:value-type="float" office:value="1751" calcext:value-type="float">
            <text:p>1751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table:formula="of:=[.$I21]*[.B$32]/[.$I$32]" office:value-type="float" office:value="0.469565217391304" calcext:value-type="float">
            <text:p>0.5</text:p>
          </table:table-cell>
          <table:table-cell table:formula="of:=[.$I21]*[.C$32]/[.$I$32]" office:value-type="float" office:value="0.31304347826087" calcext:value-type="float">
            <text:p>0.3</text:p>
          </table:table-cell>
          <table:table-cell table:formula="of:=[.$I21]*[.D$32]/[.$I$32]" office:value-type="float" office:value="1.3304347826087" calcext:value-type="float">
            <text:p>1.3</text:p>
          </table:table-cell>
          <table:table-cell table:formula="of:=[.$I21]*[.E$32]/[.$I$32]" office:value-type="float" office:value="1.40869565217391" calcext:value-type="float">
            <text:p>1.4</text:p>
          </table:table-cell>
          <table:table-cell table:formula="of:=[.$I21]*[.F$32]/[.$I$32]" office:value-type="float" office:value="1.56521739130435" calcext:value-type="float">
            <text:p>1.6</text:p>
          </table:table-cell>
          <table:table-cell table:formula="of:=[.$I21]*[.G$32]/[.$I$32]" office:value-type="float" office:value="2.73913043478261" calcext:value-type="float">
            <text:p>2.7</text:p>
          </table:table-cell>
          <table:table-cell table:formula="of:=[.$I21]*[.H$32]/[.$I$32]" office:value-type="float" office:value="1.17391304347826" calcext:value-type="float">
            <text:p>1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formula="of:=[.$I22]*[.B$32]/[.$I$32]" office:value-type="float" office:value="0.208695652173913" calcext:value-type="float">
            <text:p>0.2</text:p>
          </table:table-cell>
          <table:table-cell table:formula="of:=[.$I22]*[.C$32]/[.$I$32]" office:value-type="float" office:value="0.139130434782609" calcext:value-type="float">
            <text:p>0.1</text:p>
          </table:table-cell>
          <table:table-cell table:formula="of:=[.$I22]*[.D$32]/[.$I$32]" office:value-type="float" office:value="0.591304347826087" calcext:value-type="float">
            <text:p>0.6</text:p>
          </table:table-cell>
          <table:table-cell table:formula="of:=[.$I22]*[.E$32]/[.$I$32]" office:value-type="float" office:value="0.626086956521739" calcext:value-type="float">
            <text:p>0.6</text:p>
          </table:table-cell>
          <table:table-cell table:formula="of:=[.$I22]*[.F$32]/[.$I$32]" office:value-type="float" office:value="0.695652173913043" calcext:value-type="float">
            <text:p>0.7</text:p>
          </table:table-cell>
          <table:table-cell table:formula="of:=[.$I22]*[.G$32]/[.$I$32]" office:value-type="float" office:value="1.21739130434783" calcext:value-type="float">
            <text:p>1.2</text:p>
          </table:table-cell>
          <table:table-cell table:formula="of:=[.$I22]*[.H$32]/[.$I$32]" office:value-type="float" office:value="0.521739130434783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formula="of:=[.$I23]*[.B$32]/[.$I$32]" office:value-type="float" office:value="0.156521739130435" calcext:value-type="float">
            <text:p>0.2</text:p>
          </table:table-cell>
          <table:table-cell table:formula="of:=[.$I23]*[.C$32]/[.$I$32]" office:value-type="float" office:value="0.104347826086957" calcext:value-type="float">
            <text:p>0.1</text:p>
          </table:table-cell>
          <table:table-cell table:formula="of:=[.$I23]*[.D$32]/[.$I$32]" office:value-type="float" office:value="0.443478260869565" calcext:value-type="float">
            <text:p>0.4</text:p>
          </table:table-cell>
          <table:table-cell table:formula="of:=[.$I23]*[.E$32]/[.$I$32]" office:value-type="float" office:value="0.469565217391304" calcext:value-type="float">
            <text:p>0.5</text:p>
          </table:table-cell>
          <table:table-cell table:formula="of:=[.$I23]*[.F$32]/[.$I$32]" office:value-type="float" office:value="0.521739130434783" calcext:value-type="float">
            <text:p>0.5</text:p>
          </table:table-cell>
          <table:table-cell table:formula="of:=[.$I23]*[.G$32]/[.$I$32]" office:value-type="float" office:value="0.91304347826087" calcext:value-type="float">
            <text:p>0.9</text:p>
          </table:table-cell>
          <table:table-cell table:formula="of:=[.$I23]*[.H$32]/[.$I$32]" office:value-type="float" office:value="0.391304347826087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formula="of:=[.$I24]*[.B$32]/[.$I$32]" office:value-type="float" office:value="0.834782608695652" calcext:value-type="float">
            <text:p>0.8</text:p>
          </table:table-cell>
          <table:table-cell table:formula="of:=[.$I24]*[.C$32]/[.$I$32]" office:value-type="float" office:value="0.556521739130435" calcext:value-type="float">
            <text:p>0.6</text:p>
          </table:table-cell>
          <table:table-cell table:formula="of:=[.$I24]*[.D$32]/[.$I$32]" office:value-type="float" office:value="2.36521739130435" calcext:value-type="float">
            <text:p>2.4</text:p>
          </table:table-cell>
          <table:table-cell table:formula="of:=[.$I24]*[.E$32]/[.$I$32]" office:value-type="float" office:value="2.50434782608696" calcext:value-type="float">
            <text:p>2.5</text:p>
          </table:table-cell>
          <table:table-cell table:formula="of:=[.$I24]*[.F$32]/[.$I$32]" office:value-type="float" office:value="2.78260869565217" calcext:value-type="float">
            <text:p>2.8</text:p>
          </table:table-cell>
          <table:table-cell table:formula="of:=[.$I24]*[.G$32]/[.$I$32]" office:value-type="float" office:value="4.8695652173913" calcext:value-type="float">
            <text:p>4.9</text:p>
          </table:table-cell>
          <table:table-cell table:formula="of:=[.$I24]*[.H$32]/[.$I$32]" office:value-type="float" office:value="2.08695652173913" calcext:value-type="float">
            <text:p>2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formula="of:=[.$I25]*[.B$32]/[.$I$32]" office:value-type="float" office:value="1.72173913043478" calcext:value-type="float">
            <text:p>1.7</text:p>
          </table:table-cell>
          <table:table-cell table:formula="of:=[.$I25]*[.C$32]/[.$I$32]" office:value-type="float" office:value="1.14782608695652" calcext:value-type="float">
            <text:p>1.1</text:p>
          </table:table-cell>
          <table:table-cell table:formula="of:=[.$I25]*[.D$32]/[.$I$32]" office:value-type="float" office:value="4.87826086956522" calcext:value-type="float">
            <text:p>4.9</text:p>
          </table:table-cell>
          <table:table-cell table:formula="of:=[.$I25]*[.E$32]/[.$I$32]" office:value-type="float" office:value="5.16521739130435" calcext:value-type="float">
            <text:p>5.2</text:p>
          </table:table-cell>
          <table:table-cell table:formula="of:=[.$I25]*[.F$32]/[.$I$32]" office:value-type="float" office:value="5.73913043478261" calcext:value-type="float">
            <text:p>5.7</text:p>
          </table:table-cell>
          <table:table-cell table:formula="of:=[.$I25]*[.G$32]/[.$I$32]" office:value-type="float" office:value="10.0434782608696" calcext:value-type="float">
            <text:p>10.0</text:p>
          </table:table-cell>
          <table:table-cell table:formula="of:=[.$I25]*[.H$32]/[.$I$32]" office:value-type="float" office:value="4.30434782608696" calcext:value-type="float">
            <text:p>4.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formula="of:=[.$I26]*[.B$32]/[.$I$32]" office:value-type="float" office:value="0.834782608695652" calcext:value-type="float">
            <text:p>0.8</text:p>
          </table:table-cell>
          <table:table-cell table:formula="of:=[.$I26]*[.C$32]/[.$I$32]" office:value-type="float" office:value="0.556521739130435" calcext:value-type="float">
            <text:p>0.6</text:p>
          </table:table-cell>
          <table:table-cell table:formula="of:=[.$I26]*[.D$32]/[.$I$32]" office:value-type="float" office:value="2.36521739130435" calcext:value-type="float">
            <text:p>2.4</text:p>
          </table:table-cell>
          <table:table-cell table:formula="of:=[.$I26]*[.E$32]/[.$I$32]" office:value-type="float" office:value="2.50434782608696" calcext:value-type="float">
            <text:p>2.5</text:p>
          </table:table-cell>
          <table:table-cell table:formula="of:=[.$I26]*[.F$32]/[.$I$32]" office:value-type="float" office:value="2.78260869565217" calcext:value-type="float">
            <text:p>2.8</text:p>
          </table:table-cell>
          <table:table-cell table:formula="of:=[.$I26]*[.G$32]/[.$I$32]" office:value-type="float" office:value="4.8695652173913" calcext:value-type="float">
            <text:p>4.9</text:p>
          </table:table-cell>
          <table:table-cell table:formula="of:=[.$I26]*[.H$32]/[.$I$32]" office:value-type="float" office:value="2.08695652173913" calcext:value-type="float">
            <text:p>2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formula="of:=[.$I27]*[.B$32]/[.$I$32]" office:value-type="float" office:value="0.939130434782609" calcext:value-type="float">
            <text:p>0.9</text:p>
          </table:table-cell>
          <table:table-cell table:formula="of:=[.$I27]*[.C$32]/[.$I$32]" office:value-type="float" office:value="0.626086956521739" calcext:value-type="float">
            <text:p>0.6</text:p>
          </table:table-cell>
          <table:table-cell table:formula="of:=[.$I27]*[.D$32]/[.$I$32]" office:value-type="float" office:value="2.66086956521739" calcext:value-type="float">
            <text:p>2.7</text:p>
          </table:table-cell>
          <table:table-cell table:formula="of:=[.$I27]*[.E$32]/[.$I$32]" office:value-type="float" office:value="2.81739130434783" calcext:value-type="float">
            <text:p>2.8</text:p>
          </table:table-cell>
          <table:table-cell table:formula="of:=[.$I27]*[.F$32]/[.$I$32]" office:value-type="float" office:value="3.1304347826087" calcext:value-type="float">
            <text:p>3.1</text:p>
          </table:table-cell>
          <table:table-cell table:formula="of:=[.$I27]*[.G$32]/[.$I$32]" office:value-type="float" office:value="5.47826086956522" calcext:value-type="float">
            <text:p>5.5</text:p>
          </table:table-cell>
          <table:table-cell table:formula="of:=[.$I27]*[.H$32]/[.$I$32]" office:value-type="float" office:value="2.34782608695652" calcext:value-type="float">
            <text:p>2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formula="of:=[.$I28]*[.B$32]/[.$I$32]" office:value-type="float" office:value="0.31304347826087" calcext:value-type="float">
            <text:p>0.3</text:p>
          </table:table-cell>
          <table:table-cell table:formula="of:=[.$I28]*[.C$32]/[.$I$32]" office:value-type="float" office:value="0.208695652173913" calcext:value-type="float">
            <text:p>0.2</text:p>
          </table:table-cell>
          <table:table-cell table:formula="of:=[.$I28]*[.D$32]/[.$I$32]" office:value-type="float" office:value="0.88695652173913" calcext:value-type="float">
            <text:p>0.9</text:p>
          </table:table-cell>
          <table:table-cell table:formula="of:=[.$I28]*[.E$32]/[.$I$32]" office:value-type="float" office:value="0.939130434782609" calcext:value-type="float">
            <text:p>0.9</text:p>
          </table:table-cell>
          <table:table-cell table:formula="of:=[.$I28]*[.F$32]/[.$I$32]" office:value-type="float" office:value="1.04347826086957" calcext:value-type="float">
            <text:p>1.0</text:p>
          </table:table-cell>
          <table:table-cell table:formula="of:=[.$I28]*[.G$32]/[.$I$32]" office:value-type="float" office:value="1.82608695652174" calcext:value-type="float">
            <text:p>1.8</text:p>
          </table:table-cell>
          <table:table-cell table:formula="of:=[.$I28]*[.H$32]/[.$I$32]" office:value-type="float" office:value="0.782608695652174" calcext:value-type="float">
            <text:p>0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formula="of:=[.$I29]*[.B$32]/[.$I$32]" office:value-type="float" office:value="0.156521739130435" calcext:value-type="float">
            <text:p>0.2</text:p>
          </table:table-cell>
          <table:table-cell table:formula="of:=[.$I29]*[.C$32]/[.$I$32]" office:value-type="float" office:value="0.104347826086957" calcext:value-type="float">
            <text:p>0.1</text:p>
          </table:table-cell>
          <table:table-cell table:formula="of:=[.$I29]*[.D$32]/[.$I$32]" office:value-type="float" office:value="0.443478260869565" calcext:value-type="float">
            <text:p>0.4</text:p>
          </table:table-cell>
          <table:table-cell table:formula="of:=[.$I29]*[.E$32]/[.$I$32]" office:value-type="float" office:value="0.469565217391304" calcext:value-type="float">
            <text:p>0.5</text:p>
          </table:table-cell>
          <table:table-cell table:formula="of:=[.$I29]*[.F$32]/[.$I$32]" office:value-type="float" office:value="0.521739130434783" calcext:value-type="float">
            <text:p>0.5</text:p>
          </table:table-cell>
          <table:table-cell table:formula="of:=[.$I29]*[.G$32]/[.$I$32]" office:value-type="float" office:value="0.91304347826087" calcext:value-type="float">
            <text:p>0.9</text:p>
          </table:table-cell>
          <table:table-cell table:formula="of:=[.$I29]*[.H$32]/[.$I$32]" office:value-type="float" office:value="0.391304347826087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formula="of:=[.$I30]*[.B$32]/[.$I$32]" office:value-type="float" office:value="0.0521739130434783" calcext:value-type="float">
            <text:p>0.1</text:p>
          </table:table-cell>
          <table:table-cell table:formula="of:=[.$I30]*[.C$32]/[.$I$32]" office:value-type="float" office:value="0.0347826086956522" calcext:value-type="float">
            <text:p>0.0</text:p>
          </table:table-cell>
          <table:table-cell table:formula="of:=[.$I30]*[.D$32]/[.$I$32]" office:value-type="float" office:value="0.147826086956522" calcext:value-type="float">
            <text:p>0.1</text:p>
          </table:table-cell>
          <table:table-cell table:formula="of:=[.$I30]*[.E$32]/[.$I$32]" office:value-type="float" office:value="0.156521739130435" calcext:value-type="float">
            <text:p>0.2</text:p>
          </table:table-cell>
          <table:table-cell table:formula="of:=[.$I30]*[.F$32]/[.$I$32]" office:value-type="float" office:value="0.173913043478261" calcext:value-type="float">
            <text:p>0.2</text:p>
          </table:table-cell>
          <table:table-cell table:formula="of:=[.$I30]*[.G$32]/[.$I$32]" office:value-type="float" office:value="0.304347826086957" calcext:value-type="float">
            <text:p>0.3</text:p>
          </table:table-cell>
          <table:table-cell table:formula="of:=[.$I30]*[.H$32]/[.$I$32]" office:value-type="float" office:value="0.130434782608696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formula="of:=[.$I31]*[.B$32]/[.$I$32]" office:value-type="float" office:value="0.31304347826087" calcext:value-type="float">
            <text:p>0.3</text:p>
          </table:table-cell>
          <table:table-cell table:formula="of:=[.$I31]*[.C$32]/[.$I$32]" office:value-type="float" office:value="0.208695652173913" calcext:value-type="float">
            <text:p>0.2</text:p>
          </table:table-cell>
          <table:table-cell table:formula="of:=[.$I31]*[.D$32]/[.$I$32]" office:value-type="float" office:value="0.88695652173913" calcext:value-type="float">
            <text:p>0.9</text:p>
          </table:table-cell>
          <table:table-cell table:formula="of:=[.$I31]*[.E$32]/[.$I$32]" office:value-type="float" office:value="0.939130434782609" calcext:value-type="float">
            <text:p>0.9</text:p>
          </table:table-cell>
          <table:table-cell table:formula="of:=[.$I31]*[.F$32]/[.$I$32]" office:value-type="float" office:value="1.04347826086957" calcext:value-type="float">
            <text:p>1.0</text:p>
          </table:table-cell>
          <table:table-cell table:formula="of:=[.$I31]*[.G$32]/[.$I$32]" office:value-type="float" office:value="1.82608695652174" calcext:value-type="float">
            <text:p>1.8</text:p>
          </table:table-cell>
          <table:table-cell table:formula="of:=[.$I31]*[.H$32]/[.$I$32]" office:value-type="float" office:value="0.782608695652174" calcext:value-type="float">
            <text:p>0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table:style-name="ce33" office:value-type="string" calcext:value-type="string">
            <text:p>Ecart à la situation d’indépendance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ationalite</text:p>
          </table:table-cell>
          <table:table-cell table:style-name="Default" office:value-type="float" office:value="1451" calcext:value-type="float">
            <text:p>1451</text:p>
          </table:table-cell>
          <table:table-cell table:style-name="Default" office:value-type="float" office:value="1501" calcext:value-type="float">
            <text:p>1501</text:p>
          </table:table-cell>
          <table:table-cell table:style-name="Default" office:value-type="float" office:value="1551" calcext:value-type="float">
            <text:p>1551</text:p>
          </table:table-cell>
          <table:table-cell table:style-name="Default" office:value-type="float" office:value="1601" calcext:value-type="float">
            <text:p>1601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1701" calcext:value-type="float">
            <text:p>1701</text:p>
          </table:table-cell>
          <table:table-cell table:style-name="Default" office:value-type="float" office:value="1751" calcext:value-type="float">
            <text:p>1751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table:formula="of:=[.B3]-[.B21]" office:value-type="float" office:value="-0.469565217391304" calcext:value-type="float">
            <text:p>-0.5</text:p>
          </table:table-cell>
          <table:table-cell table:formula="of:=[.C3]-[.C21]" office:value-type="float" office:value="-0.31304347826087" calcext:value-type="float">
            <text:p>-0.3</text:p>
          </table:table-cell>
          <table:table-cell table:formula="of:=[.D3]-[.D21]" office:value-type="float" office:value="-1.3304347826087" calcext:value-type="float">
            <text:p>-1.3</text:p>
          </table:table-cell>
          <table:table-cell table:formula="of:=[.E3]-[.E21]" office:value-type="float" office:value="-0.40869565217391" calcext:value-type="float">
            <text:p>-0.4</text:p>
          </table:table-cell>
          <table:table-cell table:formula="of:=[.F3]-[.F21]" office:value-type="float" office:value="-0.56521739130435" calcext:value-type="float">
            <text:p>-0.6</text:p>
          </table:table-cell>
          <table:table-cell table:formula="of:=[.G3]-[.G21]" office:value-type="float" office:value="1.26086956521739" calcext:value-type="float">
            <text:p>1.3</text:p>
          </table:table-cell>
          <table:table-cell table:formula="of:=[.H3]-[.H21]" office:value-type="float" office:value="1.82608695652174" calcext:value-type="float">
            <text:p>1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formula="of:=[.B4]-[.B22]" office:value-type="float" office:value="-0.208695652173913" calcext:value-type="float">
            <text:p>-0.2</text:p>
          </table:table-cell>
          <table:table-cell table:formula="of:=[.C4]-[.C22]" office:value-type="float" office:value="0.860869565217391" calcext:value-type="float">
            <text:p>0.9</text:p>
          </table:table-cell>
          <table:table-cell table:formula="of:=[.D4]-[.D22]" office:value-type="float" office:value="0.408695652173913" calcext:value-type="float">
            <text:p>0.4</text:p>
          </table:table-cell>
          <table:table-cell table:formula="of:=[.E4]-[.E22]" office:value-type="float" office:value="0.373913043478261" calcext:value-type="float">
            <text:p>0.4</text:p>
          </table:table-cell>
          <table:table-cell table:formula="of:=[.F4]-[.F22]" office:value-type="float" office:value="-0.695652173913043" calcext:value-type="float">
            <text:p>-0.7</text:p>
          </table:table-cell>
          <table:table-cell table:formula="of:=[.G4]-[.G22]" office:value-type="float" office:value="-0.21739130434783" calcext:value-type="float">
            <text:p>-0.2</text:p>
          </table:table-cell>
          <table:table-cell table:formula="of:=[.H4]-[.H22]" office:value-type="float" office:value="-0.521739130434783" calcext:value-type="float">
            <text:p>-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formula="of:=[.B5]-[.B23]" office:value-type="float" office:value="-0.156521739130435" calcext:value-type="float">
            <text:p>-0.2</text:p>
          </table:table-cell>
          <table:table-cell table:formula="of:=[.C5]-[.C23]" office:value-type="float" office:value="-0.104347826086957" calcext:value-type="float">
            <text:p>-0.1</text:p>
          </table:table-cell>
          <table:table-cell table:formula="of:=[.D5]-[.D23]" office:value-type="float" office:value="0.556521739130435" calcext:value-type="float">
            <text:p>0.6</text:p>
          </table:table-cell>
          <table:table-cell table:formula="of:=[.E5]-[.E23]" office:value-type="float" office:value="0.530434782608696" calcext:value-type="float">
            <text:p>0.5</text:p>
          </table:table-cell>
          <table:table-cell table:formula="of:=[.F5]-[.F23]" office:value-type="float" office:value="0.478260869565217" calcext:value-type="float">
            <text:p>0.5</text:p>
          </table:table-cell>
          <table:table-cell table:formula="of:=[.G5]-[.G23]" office:value-type="float" office:value="-0.91304347826087" calcext:value-type="float">
            <text:p>-0.9</text:p>
          </table:table-cell>
          <table:table-cell table:formula="of:=[.H5]-[.H23]" office:value-type="float" office:value="-0.391304347826087" calcext:value-type="float">
            <text:p>-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formula="of:=[.B6]-[.B24]" office:value-type="float" office:value="-0.834782608695652" calcext:value-type="float">
            <text:p>-0.8</text:p>
          </table:table-cell>
          <table:table-cell table:formula="of:=[.C6]-[.C24]" office:value-type="float" office:value="-0.556521739130435" calcext:value-type="float">
            <text:p>-0.6</text:p>
          </table:table-cell>
          <table:table-cell table:formula="of:=[.D6]-[.D24]" office:value-type="float" office:value="3.63478260869565" calcext:value-type="float">
            <text:p>3.6</text:p>
          </table:table-cell>
          <table:table-cell table:formula="of:=[.E6]-[.E24]" office:value-type="float" office:value="1.49565217391304" calcext:value-type="float">
            <text:p>1.5</text:p>
          </table:table-cell>
          <table:table-cell table:formula="of:=[.F6]-[.F24]" office:value-type="float" office:value="0.21739130434783" calcext:value-type="float">
            <text:p>0.2</text:p>
          </table:table-cell>
          <table:table-cell table:formula="of:=[.G6]-[.G24]" office:value-type="float" office:value="-1.8695652173913" calcext:value-type="float">
            <text:p>-1.9</text:p>
          </table:table-cell>
          <table:table-cell table:formula="of:=[.H6]-[.H24]" office:value-type="float" office:value="-2.08695652173913" calcext:value-type="float">
            <text:p>-2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formula="of:=[.B7]-[.B25]" office:value-type="float" office:value="0.27826086956522" calcext:value-type="float">
            <text:p>0.3</text:p>
          </table:table-cell>
          <table:table-cell table:formula="of:=[.C7]-[.C25]" office:value-type="float" office:value="-0.14782608695652" calcext:value-type="float">
            <text:p>-0.1</text:p>
          </table:table-cell>
          <table:table-cell table:formula="of:=[.D7]-[.D25]" office:value-type="float" office:value="-1.87826086956522" calcext:value-type="float">
            <text:p>-1.9</text:p>
          </table:table-cell>
          <table:table-cell table:formula="of:=[.E7]-[.E25]" office:value-type="float" office:value="-1.16521739130435" calcext:value-type="float">
            <text:p>-1.2</text:p>
          </table:table-cell>
          <table:table-cell table:formula="of:=[.F7]-[.F25]" office:value-type="float" office:value="0.26086956521739" calcext:value-type="float">
            <text:p>0.3</text:p>
          </table:table-cell>
          <table:table-cell table:formula="of:=[.G7]-[.G25]" office:value-type="float" office:value="0.9565217391304" calcext:value-type="float">
            <text:p>1.0</text:p>
          </table:table-cell>
          <table:table-cell table:formula="of:=[.H7]-[.H25]" office:value-type="float" office:value="1.69565217391304" calcext:value-type="float">
            <text:p>1.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formula="of:=[.B8]-[.B26]" office:value-type="float" office:value="0.165217391304348" calcext:value-type="float">
            <text:p>0.2</text:p>
          </table:table-cell>
          <table:table-cell table:formula="of:=[.C8]-[.C26]" office:value-type="float" office:value="0.443478260869565" calcext:value-type="float">
            <text:p>0.4</text:p>
          </table:table-cell>
          <table:table-cell table:formula="of:=[.D8]-[.D26]" office:value-type="float" office:value="0.63478260869565" calcext:value-type="float">
            <text:p>0.6</text:p>
          </table:table-cell>
          <table:table-cell table:formula="of:=[.E8]-[.E26]" office:value-type="float" office:value="-1.50434782608696" calcext:value-type="float">
            <text:p>-1.5</text:p>
          </table:table-cell>
          <table:table-cell table:formula="of:=[.F8]-[.F26]" office:value-type="float" office:value="0.21739130434783" calcext:value-type="float">
            <text:p>0.2</text:p>
          </table:table-cell>
          <table:table-cell table:formula="of:=[.G8]-[.G26]" office:value-type="float" office:value="1.1304347826087" calcext:value-type="float">
            <text:p>1.1</text:p>
          </table:table-cell>
          <table:table-cell table:formula="of:=[.H8]-[.H26]" office:value-type="float" office:value="-1.08695652173913" calcext:value-type="float">
            <text:p>-1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formula="of:=[.B9]-[.B27]" office:value-type="float" office:value="2.06086956521739" calcext:value-type="float">
            <text:p>2.1</text:p>
          </table:table-cell>
          <table:table-cell table:formula="of:=[.C9]-[.C27]" office:value-type="float" office:value="0.373913043478261" calcext:value-type="float">
            <text:p>0.4</text:p>
          </table:table-cell>
          <table:table-cell table:formula="of:=[.D9]-[.D27]" office:value-type="float" office:value="-1.66086956521739" calcext:value-type="float">
            <text:p>-1.7</text:p>
          </table:table-cell>
          <table:table-cell table:formula="of:=[.E9]-[.E27]" office:value-type="float" office:value="1.18260869565217" calcext:value-type="float">
            <text:p>1.2</text:p>
          </table:table-cell>
          <table:table-cell table:formula="of:=[.F9]-[.F27]" office:value-type="float" office:value="0.8695652173913" calcext:value-type="float">
            <text:p>0.9</text:p>
          </table:table-cell>
          <table:table-cell table:formula="of:=[.G9]-[.G27]" office:value-type="float" office:value="-2.47826086956522" calcext:value-type="float">
            <text:p>-2.5</text:p>
          </table:table-cell>
          <table:table-cell table:formula="of:=[.H9]-[.H27]" office:value-type="float" office:value="-0.34782608695652" calcext:value-type="float">
            <text:p>-0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formula="of:=[.B10]-[.B28]" office:value-type="float" office:value="-0.31304347826087" calcext:value-type="float">
            <text:p>-0.3</text:p>
          </table:table-cell>
          <table:table-cell table:formula="of:=[.C10]-[.C28]" office:value-type="float" office:value="-0.208695652173913" calcext:value-type="float">
            <text:p>-0.2</text:p>
          </table:table-cell>
          <table:table-cell table:formula="of:=[.D10]-[.D28]" office:value-type="float" office:value="-0.88695652173913" calcext:value-type="float">
            <text:p>-0.9</text:p>
          </table:table-cell>
          <table:table-cell table:formula="of:=[.E10]-[.E28]" office:value-type="float" office:value="0.060869565217391" calcext:value-type="float">
            <text:p>0.1</text:p>
          </table:table-cell>
          <table:table-cell table:formula="of:=[.F10]-[.F28]" office:value-type="float" office:value="-1.04347826086957" calcext:value-type="float">
            <text:p>-1.0</text:p>
          </table:table-cell>
          <table:table-cell table:formula="of:=[.G10]-[.G28]" office:value-type="float" office:value="1.17391304347826" calcext:value-type="float">
            <text:p>1.2</text:p>
          </table:table-cell>
          <table:table-cell table:formula="of:=[.H10]-[.H28]" office:value-type="float" office:value="1.21739130434783" calcext:value-type="float">
            <text:p>1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formula="of:=[.B11]-[.B29]" office:value-type="float" office:value="-0.156521739130435" calcext:value-type="float">
            <text:p>-0.2</text:p>
          </table:table-cell>
          <table:table-cell table:formula="of:=[.C11]-[.C29]" office:value-type="float" office:value="-0.104347826086957" calcext:value-type="float">
            <text:p>-0.1</text:p>
          </table:table-cell>
          <table:table-cell table:formula="of:=[.D11]-[.D29]" office:value-type="float" office:value="-0.443478260869565" calcext:value-type="float">
            <text:p>-0.4</text:p>
          </table:table-cell>
          <table:table-cell table:formula="of:=[.E11]-[.E29]" office:value-type="float" office:value="0.530434782608696" calcext:value-type="float">
            <text:p>0.5</text:p>
          </table:table-cell>
          <table:table-cell table:formula="of:=[.F11]-[.F29]" office:value-type="float" office:value="-0.521739130434783" calcext:value-type="float">
            <text:p>-0.5</text:p>
          </table:table-cell>
          <table:table-cell table:formula="of:=[.G11]-[.G29]" office:value-type="float" office:value="1.08695652173913" calcext:value-type="float">
            <text:p>1.1</text:p>
          </table:table-cell>
          <table:table-cell table:formula="of:=[.H11]-[.H29]" office:value-type="float" office:value="-0.391304347826087" calcext:value-type="float">
            <text:p>-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formula="of:=[.B12]-[.B30]" office:value-type="float" office:value="-0.0521739130434783" calcext:value-type="float">
            <text:p>-0.1</text:p>
          </table:table-cell>
          <table:table-cell table:formula="of:=[.C12]-[.C30]" office:value-type="float" office:value="-0.0347826086956522" calcext:value-type="float">
            <text:p>0.0</text:p>
          </table:table-cell>
          <table:table-cell table:formula="of:=[.D12]-[.D30]" office:value-type="float" office:value="-0.147826086956522" calcext:value-type="float">
            <text:p>-0.1</text:p>
          </table:table-cell>
          <table:table-cell table:formula="of:=[.E12]-[.E30]" office:value-type="float" office:value="-0.156521739130435" calcext:value-type="float">
            <text:p>-0.2</text:p>
          </table:table-cell>
          <table:table-cell table:formula="of:=[.F12]-[.F30]" office:value-type="float" office:value="-0.173913043478261" calcext:value-type="float">
            <text:p>-0.2</text:p>
          </table:table-cell>
          <table:table-cell table:formula="of:=[.G12]-[.G30]" office:value-type="float" office:value="0.695652173913043" calcext:value-type="float">
            <text:p>0.7</text:p>
          </table:table-cell>
          <table:table-cell table:formula="of:=[.H12]-[.H30]" office:value-type="float" office:value="-0.130434782608696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formula="of:=[.B13]-[.B31]" office:value-type="float" office:value="-0.31304347826087" calcext:value-type="float">
            <text:p>-0.3</text:p>
          </table:table-cell>
          <table:table-cell table:formula="of:=[.C13]-[.C31]" office:value-type="float" office:value="-0.208695652173913" calcext:value-type="float">
            <text:p>-0.2</text:p>
          </table:table-cell>
          <table:table-cell table:formula="of:=[.D13]-[.D31]" office:value-type="float" office:value="1.11304347826087" calcext:value-type="float">
            <text:p>1.1</text:p>
          </table:table-cell>
          <table:table-cell table:formula="of:=[.E13]-[.E31]" office:value-type="float" office:value="-0.939130434782609" calcext:value-type="float">
            <text:p>-0.9</text:p>
          </table:table-cell>
          <table:table-cell table:formula="of:=[.F13]-[.F31]" office:value-type="float" office:value="0.95652173913043" calcext:value-type="float">
            <text:p>1.0</text:p>
          </table:table-cell>
          <table:table-cell table:formula="of:=[.G13]-[.G31]" office:value-type="float" office:value="-0.82608695652174" calcext:value-type="float">
            <text:p>-0.8</text:p>
          </table:table-cell>
          <table:table-cell table:formula="of:=[.H13]-[.H31]" office:value-type="float" office:value="0.217391304347826" calcext:value-type="float">
            <text:p>0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table:style-name="ce33" office:value-type="string" calcext:value-type="string">
            <text:p>Ecart pondéré (chi-2)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ationalite</text:p>
          </table:table-cell>
          <table:table-cell table:style-name="Default" office:value-type="float" office:value="1451" calcext:value-type="float">
            <text:p>1451</text:p>
          </table:table-cell>
          <table:table-cell table:style-name="Default" office:value-type="float" office:value="1501" calcext:value-type="float">
            <text:p>1501</text:p>
          </table:table-cell>
          <table:table-cell table:style-name="Default" office:value-type="float" office:value="1551" calcext:value-type="float">
            <text:p>1551</text:p>
          </table:table-cell>
          <table:table-cell table:style-name="Default" office:value-type="float" office:value="1601" calcext:value-type="float">
            <text:p>1601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1701" calcext:value-type="float">
            <text:p>1701</text:p>
          </table:table-cell>
          <table:table-cell table:style-name="Default" office:value-type="float" office:value="1751" calcext:value-type="float">
            <text:p>1751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table:style-name="ce15" table:formula="of:=([.B3]-[.B21])^2/[.B21]" office:value-type="float" office:value="0.469565217391304" calcext:value-type="float">
            <text:p>0.5</text:p>
          </table:table-cell>
          <table:table-cell table:style-name="ce15" table:formula="of:=([.C3]-[.C21])^2/[.C21]" office:value-type="float" office:value="0.31304347826087" calcext:value-type="float">
            <text:p>0.3</text:p>
          </table:table-cell>
          <table:table-cell table:style-name="ce15" table:formula="of:=([.D3]-[.D21])^2/[.D21]" office:value-type="float" office:value="1.3304347826087" calcext:value-type="float">
            <text:p>1.3</text:p>
          </table:table-cell>
          <table:table-cell table:style-name="ce15" table:formula="of:=([.E3]-[.E21])^2/[.E21]" office:value-type="float" office:value="0.118572195383788" calcext:value-type="float">
            <text:p>0.1</text:p>
          </table:table-cell>
          <table:table-cell table:style-name="ce15" table:formula="of:=([.F3]-[.F21])^2/[.F21]" office:value-type="float" office:value="0.204106280193238" calcext:value-type="float">
            <text:p>0.2</text:p>
          </table:table-cell>
          <table:table-cell table:style-name="ce15" table:formula="of:=([.G3]-[.G21])^2/[.G21]" office:value-type="float" office:value="0.580400276052448" calcext:value-type="float">
            <text:p>0.6</text:p>
          </table:table-cell>
          <table:table-cell table:style-name="ce15" table:formula="of:=([.H3]-[.H21])^2/[.H21]" office:value-type="float" office:value="2.84057971014493" calcext:value-type="float">
            <text:p>2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style-name="ce15" table:formula="of:=([.B4]-[.B22])^2/[.B22]" office:value-type="float" office:value="0.208695652173913" calcext:value-type="float">
            <text:p>0.2</text:p>
          </table:table-cell>
          <table:table-cell table:style-name="ce15" table:formula="of:=([.C4]-[.C22])^2/[.C22]" office:value-type="float" office:value="5.32663043478259" calcext:value-type="float">
            <text:p>5.3</text:p>
          </table:table-cell>
          <table:table-cell table:style-name="ce15" table:formula="of:=([.D4]-[.D22])^2/[.D22]" office:value-type="float" office:value="0.282480818414322" calcext:value-type="float">
            <text:p>0.3</text:p>
          </table:table-cell>
          <table:table-cell table:style-name="ce15" table:formula="of:=([.E4]-[.E22])^2/[.E22]" office:value-type="float" office:value="0.223309178743961" calcext:value-type="float">
            <text:p>0.2</text:p>
          </table:table-cell>
          <table:table-cell table:style-name="ce15" table:formula="of:=([.F4]-[.F22])^2/[.F22]" office:value-type="float" office:value="0.695652173913043" calcext:value-type="float">
            <text:p>0.7</text:p>
          </table:table-cell>
          <table:table-cell table:style-name="ce15" table:formula="of:=([.G4]-[.G22])^2/[.G22]" office:value-type="float" office:value="0.0388198757763988" calcext:value-type="float">
            <text:p>0.0</text:p>
          </table:table-cell>
          <table:table-cell table:style-name="ce15" table:formula="of:=([.H4]-[.H22])^2/[.H22]" office:value-type="float" office:value="0.521739130434783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style-name="ce15" table:formula="of:=([.B5]-[.B23])^2/[.B23]" office:value-type="float" office:value="0.156521739130435" calcext:value-type="float">
            <text:p>0.2</text:p>
          </table:table-cell>
          <table:table-cell table:style-name="ce15" table:formula="of:=([.C5]-[.C23])^2/[.C23]" office:value-type="float" office:value="0.104347826086957" calcext:value-type="float">
            <text:p>0.1</text:p>
          </table:table-cell>
          <table:table-cell table:style-name="ce15" table:formula="of:=([.D5]-[.D23])^2/[.D23]" office:value-type="float" office:value="0.69838022165388" calcext:value-type="float">
            <text:p>0.7</text:p>
          </table:table-cell>
          <table:table-cell table:style-name="ce15" table:formula="of:=([.E5]-[.E23])^2/[.E23]" office:value-type="float" office:value="0.599194847020935" calcext:value-type="float">
            <text:p>0.6</text:p>
          </table:table-cell>
          <table:table-cell table:style-name="ce15" table:formula="of:=([.F5]-[.F23])^2/[.F23]" office:value-type="float" office:value="0.438405797101448" calcext:value-type="float">
            <text:p>0.4</text:p>
          </table:table-cell>
          <table:table-cell table:style-name="ce15" table:formula="of:=([.G5]-[.G23])^2/[.G23]" office:value-type="float" office:value="0.91304347826087" calcext:value-type="float">
            <text:p>0.9</text:p>
          </table:table-cell>
          <table:table-cell table:style-name="ce15" table:formula="of:=([.H5]-[.H23])^2/[.H23]" office:value-type="float" office:value="0.391304347826087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style-name="ce15" table:formula="of:=([.B6]-[.B24])^2/[.B24]" office:value-type="float" office:value="0.834782608695652" calcext:value-type="float">
            <text:p>0.8</text:p>
          </table:table-cell>
          <table:table-cell table:style-name="ce15" table:formula="of:=([.C6]-[.C24])^2/[.C24]" office:value-type="float" office:value="0.556521739130435" calcext:value-type="float">
            <text:p>0.6</text:p>
          </table:table-cell>
          <table:table-cell table:style-name="ce15" table:formula="of:=([.D6]-[.D24])^2/[.D24]" office:value-type="float" office:value="5.58580562659845" calcext:value-type="float">
            <text:p>5.6</text:p>
          </table:table-cell>
          <table:table-cell table:style-name="ce15" table:formula="of:=([.E6]-[.E24])^2/[.E24]" office:value-type="float" office:value="0.89323671497584" calcext:value-type="float">
            <text:p>0.9</text:p>
          </table:table-cell>
          <table:table-cell table:style-name="ce15" table:formula="of:=([.F6]-[.F24])^2/[.F24]" office:value-type="float" office:value="0.0169836956521746" calcext:value-type="float">
            <text:p>0.0</text:p>
          </table:table-cell>
          <table:table-cell table:style-name="ce15" table:formula="of:=([.G6]-[.G24])^2/[.G24]" office:value-type="float" office:value="0.717779503105588" calcext:value-type="float">
            <text:p>0.7</text:p>
          </table:table-cell>
          <table:table-cell table:style-name="ce15" table:formula="of:=([.H6]-[.H24])^2/[.H24]" office:value-type="float" office:value="2.08695652173913" calcext:value-type="float">
            <text:p>2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style-name="ce15" table:formula="of:=([.B7]-[.B25])^2/[.B25]" office:value-type="float" office:value="0.0449714536671068" calcext:value-type="float">
            <text:p>0.0</text:p>
          </table:table-cell>
          <table:table-cell table:style-name="ce15" table:formula="of:=([.C7]-[.C25])^2/[.C25]" office:value-type="float" office:value="0.0190382081686425" calcext:value-type="float">
            <text:p>0.0</text:p>
          </table:table-cell>
          <table:table-cell table:style-name="ce15" table:formula="of:=([.D7]-[.D25])^2/[.D25]" office:value-type="float" office:value="0.723180655661476" calcext:value-type="float">
            <text:p>0.7</text:p>
          </table:table-cell>
          <table:table-cell table:style-name="ce15" table:formula="of:=([.E7]-[.E25])^2/[.E25]" office:value-type="float" office:value="0.262860488947446" calcext:value-type="float">
            <text:p>0.3</text:p>
          </table:table-cell>
          <table:table-cell table:style-name="ce15" table:formula="of:=([.F7]-[.F25])^2/[.F25]" office:value-type="float" office:value="0.0118577075098813" calcext:value-type="float">
            <text:p>0.0</text:p>
          </table:table-cell>
          <table:table-cell table:style-name="ce15" table:formula="of:=([.G7]-[.G25])^2/[.G25]" office:value-type="float" office:value="0.0910973084886059" calcext:value-type="float">
            <text:p>0.1</text:p>
          </table:table-cell>
          <table:table-cell table:style-name="ce15" table:formula="of:=([.H7]-[.H25])^2/[.H25]" office:value-type="float" office:value="0.667984189723317" calcext:value-type="float">
            <text:p>0.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style-name="ce15" table:formula="of:=([.B8]-[.B26])^2/[.B26]" office:value-type="float" office:value="0.0326992753623189" calcext:value-type="float">
            <text:p>0.0</text:p>
          </table:table-cell>
          <table:table-cell table:style-name="ce15" table:formula="of:=([.C8]-[.C26])^2/[.C26]" office:value-type="float" office:value="0.353396739130434" calcext:value-type="float">
            <text:p>0.4</text:p>
          </table:table-cell>
          <table:table-cell table:style-name="ce15" table:formula="of:=([.D8]-[.D26])^2/[.D26]" office:value-type="float" office:value="0.170364450127876" calcext:value-type="float">
            <text:p>0.2</text:p>
          </table:table-cell>
          <table:table-cell table:style-name="ce15" table:formula="of:=([.E8]-[.E26])^2/[.E26]" office:value-type="float" office:value="0.903653381642515" calcext:value-type="float">
            <text:p>0.9</text:p>
          </table:table-cell>
          <table:table-cell table:style-name="ce15" table:formula="of:=([.F8]-[.F26])^2/[.F26]" office:value-type="float" office:value="0.0169836956521746" calcext:value-type="float">
            <text:p>0.0</text:p>
          </table:table-cell>
          <table:table-cell table:style-name="ce15" table:formula="of:=([.G8]-[.G26])^2/[.G26]" office:value-type="float" office:value="0.262422360248449" calcext:value-type="float">
            <text:p>0.3</text:p>
          </table:table-cell>
          <table:table-cell table:style-name="ce15" table:formula="of:=([.H8]-[.H26])^2/[.H26]" office:value-type="float" office:value="0.566123188405797" calcext:value-type="float">
            <text:p>0.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style-name="ce15" table:formula="of:=([.B9]-[.B27])^2/[.B27]" office:value-type="float" office:value="4.52246376811594" calcext:value-type="float">
            <text:p>4.5</text:p>
          </table:table-cell>
          <table:table-cell table:style-name="ce15" table:formula="of:=([.C9]-[.C27])^2/[.C27]" office:value-type="float" office:value="0.223309178743961" calcext:value-type="float">
            <text:p>0.2</text:p>
          </table:table-cell>
          <table:table-cell table:style-name="ce15" table:formula="of:=([.D9]-[.D27])^2/[.D27]" office:value-type="float" office:value="1.03668655868144" calcext:value-type="float">
            <text:p>1.0</text:p>
          </table:table-cell>
          <table:table-cell table:style-name="ce15" table:formula="of:=([.E9]-[.E27])^2/[.E27]" office:value-type="float" office:value="0.496403650026834" calcext:value-type="float">
            <text:p>0.5</text:p>
          </table:table-cell>
          <table:table-cell table:style-name="ce15" table:formula="of:=([.F9]-[.F27])^2/[.F27]" office:value-type="float" office:value="0.241545893719804" calcext:value-type="float">
            <text:p>0.2</text:p>
          </table:table-cell>
          <table:table-cell table:style-name="ce15" table:formula="of:=([.G9]-[.G27])^2/[.G27]" office:value-type="float" office:value="1.12111801242236" calcext:value-type="float">
            <text:p>1.1</text:p>
          </table:table-cell>
          <table:table-cell table:style-name="ce15" table:formula="of:=([.H9]-[.H27])^2/[.H27]" office:value-type="float" office:value="0.051529790660225" calcext:value-type="float">
            <text:p>0.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style-name="ce15" table:formula="of:=([.B10]-[.B28])^2/[.B28]" office:value-type="float" office:value="0.31304347826087" calcext:value-type="float">
            <text:p>0.3</text:p>
          </table:table-cell>
          <table:table-cell table:style-name="ce15" table:formula="of:=([.C10]-[.C28])^2/[.C28]" office:value-type="float" office:value="0.208695652173913" calcext:value-type="float">
            <text:p>0.2</text:p>
          </table:table-cell>
          <table:table-cell table:style-name="ce15" table:formula="of:=([.D10]-[.D28])^2/[.D28]" office:value-type="float" office:value="0.88695652173913" calcext:value-type="float">
            <text:p>0.9</text:p>
          </table:table-cell>
          <table:table-cell table:style-name="ce15" table:formula="of:=([.E10]-[.E28])^2/[.E28]" office:value-type="float" office:value="0.00394524959742346" calcext:value-type="float">
            <text:p>0.0</text:p>
          </table:table-cell>
          <table:table-cell table:style-name="ce15" table:formula="of:=([.F10]-[.F28])^2/[.F28]" office:value-type="float" office:value="1.04347826086957" calcext:value-type="float">
            <text:p>1.0</text:p>
          </table:table-cell>
          <table:table-cell table:style-name="ce15" table:formula="of:=([.G10]-[.G28])^2/[.G28]" office:value-type="float" office:value="0.754658385093166" calcext:value-type="float">
            <text:p>0.8</text:p>
          </table:table-cell>
          <table:table-cell table:style-name="ce15" table:formula="of:=([.H10]-[.H28])^2/[.H28]" office:value-type="float" office:value="1.89371980676328" calcext:value-type="float">
            <text:p>1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style-name="ce15" table:formula="of:=([.B11]-[.B29])^2/[.B29]" office:value-type="float" office:value="0.156521739130435" calcext:value-type="float">
            <text:p>0.2</text:p>
          </table:table-cell>
          <table:table-cell table:style-name="ce15" table:formula="of:=([.C11]-[.C29])^2/[.C29]" office:value-type="float" office:value="0.104347826086957" calcext:value-type="float">
            <text:p>0.1</text:p>
          </table:table-cell>
          <table:table-cell table:style-name="ce15" table:formula="of:=([.D11]-[.D29])^2/[.D29]" office:value-type="float" office:value="0.443478260869565" calcext:value-type="float">
            <text:p>0.4</text:p>
          </table:table-cell>
          <table:table-cell table:style-name="ce15" table:formula="of:=([.E11]-[.E29])^2/[.E29]" office:value-type="float" office:value="0.599194847020935" calcext:value-type="float">
            <text:p>0.6</text:p>
          </table:table-cell>
          <table:table-cell table:style-name="ce15" table:formula="of:=([.F11]-[.F29])^2/[.F29]" office:value-type="float" office:value="0.521739130434783" calcext:value-type="float">
            <text:p>0.5</text:p>
          </table:table-cell>
          <table:table-cell table:style-name="ce15" table:formula="of:=([.G11]-[.G29])^2/[.G29]" office:value-type="float" office:value="1.29399585921325" calcext:value-type="float">
            <text:p>1.3</text:p>
          </table:table-cell>
          <table:table-cell table:style-name="ce15" table:formula="of:=([.H11]-[.H29])^2/[.H29]" office:value-type="float" office:value="0.391304347826087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style-name="ce15" table:formula="of:=([.B12]-[.B30])^2/[.B30]" office:value-type="float" office:value="0.0521739130434783" calcext:value-type="float">
            <text:p>0.1</text:p>
          </table:table-cell>
          <table:table-cell table:style-name="ce15" table:formula="of:=([.C12]-[.C30])^2/[.C30]" office:value-type="float" office:value="0.0347826086956522" calcext:value-type="float">
            <text:p>0.0</text:p>
          </table:table-cell>
          <table:table-cell table:style-name="ce15" table:formula="of:=([.D12]-[.D30])^2/[.D30]" office:value-type="float" office:value="0.147826086956522" calcext:value-type="float">
            <text:p>0.1</text:p>
          </table:table-cell>
          <table:table-cell table:style-name="ce15" table:formula="of:=([.E12]-[.E30])^2/[.E30]" office:value-type="float" office:value="0.156521739130435" calcext:value-type="float">
            <text:p>0.2</text:p>
          </table:table-cell>
          <table:table-cell table:style-name="ce15" table:formula="of:=([.F12]-[.F30])^2/[.F30]" office:value-type="float" office:value="0.173913043478261" calcext:value-type="float">
            <text:p>0.2</text:p>
          </table:table-cell>
          <table:table-cell table:style-name="ce15" table:formula="of:=([.G12]-[.G30])^2/[.G30]" office:value-type="float" office:value="1.59006211180124" calcext:value-type="float">
            <text:p>1.6</text:p>
          </table:table-cell>
          <table:table-cell table:style-name="ce15" table:formula="of:=([.H12]-[.H30])^2/[.H30]" office:value-type="float" office:value="0.130434782608696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style-name="ce15" table:formula="of:=([.B13]-[.B31])^2/[.B31]" office:value-type="float" office:value="0.31304347826087" calcext:value-type="float">
            <text:p>0.3</text:p>
          </table:table-cell>
          <table:table-cell table:style-name="ce15" table:formula="of:=([.C13]-[.C31])^2/[.C31]" office:value-type="float" office:value="0.208695652173913" calcext:value-type="float">
            <text:p>0.2</text:p>
          </table:table-cell>
          <table:table-cell table:style-name="ce15" table:formula="of:=([.D13]-[.D31])^2/[.D31]" office:value-type="float" office:value="1.39676044330776" calcext:value-type="float">
            <text:p>1.4</text:p>
          </table:table-cell>
          <table:table-cell table:style-name="ce15" table:formula="of:=([.E13]-[.E31])^2/[.E31]" office:value-type="float" office:value="0.939130434782609" calcext:value-type="float">
            <text:p>0.9</text:p>
          </table:table-cell>
          <table:table-cell table:style-name="ce15" table:formula="of:=([.F13]-[.F31])^2/[.F31]" office:value-type="float" office:value="0.876811594202886" calcext:value-type="float">
            <text:p>0.9</text:p>
          </table:table-cell>
          <table:table-cell table:style-name="ce15" table:formula="of:=([.G13]-[.G31])^2/[.G31]" office:value-type="float" office:value="0.373706004140787" calcext:value-type="float">
            <text:p>0.4</text:p>
          </table:table-cell>
          <table:table-cell table:style-name="ce15" table:formula="of:=([.H13]-[.H31])^2/[.H31]" office:value-type="float" office:value="0.0603864734299516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calcext:conditional-formats>
          <calcext:conditional-format calcext:target-range-address="'Pivot Table_nationalite_periode_1'.B55:'Pivot Table_nationalite_periode_1'.H65">
            <calcext:color-scale>
              <calcext:color-scale-entry calcext:value="0" calcext:type="minimum" calcext:color="#ffa6a6"/>
              <calcext:color-scale-entry calcext:value="50" calcext:type="percentile" calcext:color="#eeeeee"/>
              <calcext:color-scale-entry calcext:value="0" calcext:type="maximum" calcext:color="#729fcf"/>
            </calcext:color-scale>
          </calcext:conditional-format>
        </calcext:conditional-formats>
      </table:table>
      <table:table table:name="Sheet3" table:style-name="ta1">
        <table:shapes>
          <draw:frame draw:z-index="0" draw:style-name="gr1" draw:text-style-name="P1" svg:width="15.999cm" svg:height="8.999cm" svg:x="2.194cm" svg:y="6.475cm">
            <draw:object draw:notify-on-update-of-ranges="Sheet3.A1:Sheet3.A1 Sheet3.B1:Sheet3.H1 Sheet3.A2:Sheet3.A2 Sheet3.B2:Sheet3.H2 Sheet3.A3:Sheet3.A3 Sheet3.B3:Sheet3.H3 Sheet3.A4:Sheet3.A4 Sheet3.B4:Sheet3.H4 Sheet3.A5:Sheet3.A5 Sheet3.B5:Sheet3.H5 Sheet3.A6:Sheet3.A6 Sheet3.B6:Sheet3.H6 Sheet3.A7:Sheet3.A7 Sheet3.B7:Sheet3.H7 Sheet3.A8:Sheet3.A8 Sheet3.B8:Sheet3.H8 Sheet3.A9:Sheet3.A9 Sheet3.B9:Sheet3.H9 Sheet3.A10:Sheet3.A10 Sheet3.B10:Sheet3.H10 Sheet3.A11:Sheet3.A11 Sheet3.B11:Sheet3.H11 Sheet3.A12:Sheet3.A12 Sheet3.B12:Sheet3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.381cm" svg:height="18.776cm" svg:x="2.194cm" svg:y="6.475cm">
            <draw:object draw:notify-on-update-of-ranges="Sheet3.B1:Sheet3.H1 Sheet3.A2:Sheet3.A2 Sheet3.B2:Sheet3.H2 Sheet3.A3:Sheet3.A3 Sheet3.B3:Sheet3.H3 Sheet3.A4:Sheet3.A4 Sheet3.B4:Sheet3.H4 Sheet3.A5:Sheet3.A5 Sheet3.B5:Sheet3.H5 Sheet3.A6:Sheet3.A6 Sheet3.B6:Sheet3.H6 Sheet3.A7:Sheet3.A7 Sheet3.B7:Sheet3.H7 Sheet3.A8:Sheet3.A8 Sheet3.B8:Sheet3.H8 Sheet3.A9:Sheet3.A9 Sheet3.B9:Sheet3.H9 Sheet3.A10:Sheet3.A10 Sheet3.B10:Sheet3.H10 Sheet3.A11:Sheet3.A11 Sheet3.B11:Sheet3.H11 Sheet3.A12:Sheet3.A12 Sheet3.B12:Sheet3.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1"/>
        <table:table-column table:style-name="co4" table:default-cell-style-name="ce37"/>
        <table:table-column table:style-name="co4" table:number-columns-repeated="5" table:default-cell-style-name="Pivot_20_Table_20_Value"/>
        <table:table-column table:style-name="co4" table:default-cell-style-name="ce47"/>
        <table:table-row table:style-name="ro1">
          <table:table-cell table:style-name="ce29" office:value-type="string" calcext:value-type="string">
            <text:p>nationalite</text:p>
          </table:table-cell>
          <table:table-cell table:style-name="ce35" office:value-type="float" office:value="1451" calcext:value-type="float">
            <text:p>1451</text:p>
          </table:table-cell>
          <table:table-cell table:style-name="ce42" office:value-type="float" office:value="1501" calcext:value-type="float">
            <text:p>1501</text:p>
          </table:table-cell>
          <table:table-cell table:style-name="ce42" office:value-type="float" office:value="1551" calcext:value-type="float">
            <text:p>1551</text:p>
          </table:table-cell>
          <table:table-cell table:style-name="ce42" office:value-type="float" office:value="1601" calcext:value-type="float">
            <text:p>1601</text:p>
          </table:table-cell>
          <table:table-cell table:style-name="ce42" office:value-type="float" office:value="1651" calcext:value-type="float">
            <text:p>1651</text:p>
          </table:table-cell>
          <table:table-cell table:style-name="ce42" office:value-type="float" office:value="1701" calcext:value-type="float">
            <text:p>1701</text:p>
          </table:table-cell>
          <table:table-cell table:style-name="ce42" office:value-type="float" office:value="1751" calcext:value-type="float">
            <text:p>1751</text:p>
          </table:table-cell>
        </table:table-row>
        <table:table-row table:style-name="ro1">
          <table:table-cell table:style-name="ce30" office:value-type="string" calcext:value-type="string">
            <text:p>British</text:p>
          </table:table-cell>
          <table:table-cell table:style-name="ce36"/>
          <table:table-cell table:style-name="ce43" table:number-columns-repeated="2"/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tch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edis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iss</text:p>
          </table:table-cell>
          <table:table-cell table:style-name="ce38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</table:table-row>
      </table:table>
      <table:named-expressions/>
      <table:data-pilot-tables>
        <table:data-pilot-table table:name="DataPilot1" table:application-data="" table:target-range-address="'Pivot Table_nationalite_periode_1'.A1:'Pivot Table_nationalite_periode_1'.I14" table:buttons="'Pivot Table_nationalite_periode_1'.A2 'Pivot Table_nationalite_periode_1'.B1" table:show-filter-button="false" table:drill-down-on-double-click="false">
          <table:source-cell-range table:cell-range-address="nationalite_periode.B1:nationalite_periode.C116"/>
          <table:data-pilot-field table:source-field-name="nationalite" table:orientation="row" table:used-hierarchy="0" table:function="auto">
            <table:data-pilot-level table:show-empty="false" calcext:repeat-item-labels="false">
              <table:data-pilot-members>
                <table:data-pilot-member table:name="British" table:display="true" table:show-details="true"/>
                <table:data-pilot-member table:name="Danish" table:display="true" table:show-details="true"/>
                <table:data-pilot-member table:name="Dutch" table:display="true" table:show-details="true"/>
                <table:data-pilot-member table:name="English" table:display="true" table:show-details="true"/>
                <table:data-pilot-member table:name="French" table:display="true" table:show-details="true"/>
                <table:data-pilot-member table:name="German" table:display="true" table:show-details="true"/>
                <table:data-pilot-member table:name="Italian" table:display="true" table:show-details="true"/>
                <table:data-pilot-member table:name="Japanese" table:display="true" table:show-details="true"/>
                <table:data-pilot-member table:name="Spanish" table:display="true" table:show-details="true"/>
                <table:data-pilot-member table:name="Swedish" table:display="true" table:show-details="true"/>
                <table:data-pilot-member table:name="Swi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e" table:orientation="column" table:used-hierarchy="0" table:function="auto">
            <table:data-pilot-level table:show-empty="false" calcext:repeat-item-labels="false">
              <table:data-pilot-members>
                <table:data-pilot-member table:name="1451" table:display="true" table:show-details="true"/>
                <table:data-pilot-member table:name="1501" table:display="true" table:show-details="true"/>
                <table:data-pilot-member table:name="1551" table:display="true" table:show-details="true"/>
                <table:data-pilot-member table:name="1601" table:display="true" table:show-details="true"/>
                <table:data-pilot-member table:name="1651" table:display="true" table:show-details="true"/>
                <table:data-pilot-member table:name="1701" table:display="true" table:show-details="true"/>
                <table:data-pilot-member table:name="17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08:41:26.128065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8T08:49:44.382381789</dc:date>
    <meta:editing-duration>PT22M34S</meta:editing-duration>
    <meta:editing-cycles>7</meta:editing-cycles>
    <meta:generator>LibreOffice/6.4.7.2$Linux_X86_64 LibreOffice_project/40$Build-2</meta:generator>
    <meta:document-statistic meta:table-count="3" meta:cell-count="8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1.711cm" style:legend-expansion="high" chart:style-name="ch2"/>
        <chart:plot-area chart:style-name="ch3" table:cell-range-address="Sheet3.A1:Sheet3.H12" chart:data-source-has-labels="both" svg:x="0.32cm" svg:y="0.18cm" svg:width="13.123cm" svg:height="8.64cm">
          <chartooo:coordinate-region svg:x="1.312cm" svg:y="0.18cm" svg:width="11.944cm" svg:height="7.993cm"/>
          <chart:axis chart:dimension="x" chart:name="primary-x" chart:style-name="ch4" chartooo:axis-type="auto">
            <chartooo:date-scale/>
            <chart:categories table:cell-range-address="Sheet3.B1:Sheet3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H2" chart:label-cell-address="Sheet3.A2:Sheet3.A2" chart:class="chart:bar">
            <chart:data-point chart:repeated="7"/>
          </chart:series>
          <chart:series chart:style-name="ch8" chart:values-cell-range-address="Sheet3.B3:Sheet3.H3" chart:label-cell-address="Sheet3.A3:Sheet3.A3" chart:class="chart:bar">
            <chart:data-point chart:repeated="7"/>
          </chart:series>
          <chart:series chart:style-name="ch9" chart:values-cell-range-address="Sheet3.B4:Sheet3.H4" chart:label-cell-address="Sheet3.A4:Sheet3.A4" chart:class="chart:bar">
            <chart:data-point chart:repeated="7"/>
          </chart:series>
          <chart:series chart:style-name="ch10" chart:values-cell-range-address="Sheet3.B5:Sheet3.H5" chart:label-cell-address="Sheet3.A5:Sheet3.A5" chart:class="chart:bar">
            <chart:data-point chart:repeated="7"/>
          </chart:series>
          <chart:series chart:style-name="ch11" chart:values-cell-range-address="Sheet3.B6:Sheet3.H6" chart:label-cell-address="Sheet3.A6:Sheet3.A6" chart:class="chart:bar">
            <chart:data-point chart:repeated="7"/>
          </chart:series>
          <chart:series chart:style-name="ch12" chart:values-cell-range-address="Sheet3.B7:Sheet3.H7" chart:label-cell-address="Sheet3.A7:Sheet3.A7" chart:class="chart:bar">
            <chart:data-point chart:repeated="7"/>
          </chart:series>
          <chart:series chart:style-name="ch13" chart:values-cell-range-address="Sheet3.B8:Sheet3.H8" chart:label-cell-address="Sheet3.A8:Sheet3.A8" chart:class="chart:bar">
            <chart:data-point chart:repeated="7"/>
          </chart:series>
          <chart:series chart:style-name="ch14" chart:values-cell-range-address="Sheet3.B9:Sheet3.H9" chart:label-cell-address="Sheet3.A9:Sheet3.A9" chart:class="chart:bar">
            <chart:data-point chart:repeated="7"/>
          </chart:series>
          <chart:series chart:style-name="ch15" chart:values-cell-range-address="Sheet3.B10:Sheet3.H10" chart:label-cell-address="Sheet3.A10:Sheet3.A10" chart:class="chart:bar">
            <chart:data-point chart:repeated="7"/>
          </chart:series>
          <chart:series chart:style-name="ch16" chart:values-cell-range-address="Sheet3.B11:Sheet3.H11" chart:label-cell-address="Sheet3.A11:Sheet3.A11" chart:class="chart:bar">
            <chart:data-point chart:repeated="7"/>
          </chart:series>
          <chart:series chart:style-name="ch17" chart:values-cell-range-address="Sheet3.B12:Sheet3.H12" chart:label-cell-address="Sheet3.A12:Sheet3.A12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451">
                <text:p>1451</text:p>
                <draw:g>
                  <svg:desc>Sheet3.B1:Sheet3.H1</svg:desc>
                </draw:g>
              </table:table-cell>
              <table:table-cell office:value-type="float" office:value="1501">
                <text:p>1501</text:p>
              </table:table-cell>
              <table:table-cell office:value-type="float" office:value="1551">
                <text:p>1551</text:p>
              </table:table-cell>
              <table:table-cell office:value-type="float" office:value="1601">
                <text:p>1601</text:p>
              </table:table-cell>
              <table:table-cell office:value-type="float" office:value="1651">
                <text:p>1651</text:p>
              </table:table-cell>
              <table:table-cell office:value-type="float" office:value="1701">
                <text:p>1701</text:p>
              </table:table-cell>
              <table:table-cell office:value-type="float" office:value="1751">
                <text:p>1751</text:p>
              </table:table-cell>
            </table:table-row>
          </table:table-header-rows>
          <table:table-rows>
            <table:table-row>
              <table:table-cell office:value-type="string">
                <text:p>British</text:p>
                <draw:g>
                  <svg:desc>Sheet3.A2:Sheet3.A2</svg:desc>
                </draw:g>
              </table:table-cell>
              <table:table-cell office:value-type="float" office:value="NaN">
                <text:p>NaN</text:p>
                <draw:g>
                  <svg:desc>Sheet3.B2:Sheet3.H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nish</text:p>
                <draw:g>
                  <svg:desc>Sheet3.A3:Sheet3.A3</svg:desc>
                </draw:g>
              </table:table-cell>
              <table:table-cell office:value-type="float" office:value="NaN">
                <text:p>NaN</text:p>
                <draw:g>
                  <svg:desc>Sheet3.B3:Sheet3.H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tch</text:p>
                <draw:g>
                  <svg:desc>Sheet3.A4:Sheet3.A4</svg:desc>
                </draw:g>
              </table:table-cell>
              <table:table-cell office:value-type="float" office:value="NaN">
                <text:p>NaN</text:p>
                <draw:g>
                  <svg:desc>Sheet3.B4:Sheet3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glish</text:p>
                <draw:g>
                  <svg:desc>Sheet3.A5:Sheet3.A5</svg:desc>
                </draw:g>
              </table:table-cell>
              <table:table-cell office:value-type="float" office:value="NaN">
                <text:p>NaN</text:p>
                <draw:g>
                  <svg:desc>Sheet3.B5:Sheet3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nch</text:p>
                <draw:g>
                  <svg:desc>Sheet3.A6:Sheet3.A6</svg:desc>
                </draw:g>
              </table:table-cell>
              <table:table-cell office:value-type="float" office:value="2">
                <text:p>2</text:p>
                <draw:g>
                  <svg:desc>Sheet3.B6:Sheet3.H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erman</text:p>
                <draw:g>
                  <svg:desc>Sheet3.A7:Sheet3.A7</svg:desc>
                </draw:g>
              </table:table-cell>
              <table:table-cell office:value-type="float" office:value="1">
                <text:p>1</text:p>
                <draw:g>
                  <svg:desc>Sheet3.B7:Sheet3.H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n</text:p>
                <draw:g>
                  <svg:desc>Sheet3.A8:Sheet3.A8</svg:desc>
                </draw:g>
              </table:table-cell>
              <table:table-cell office:value-type="float" office:value="3">
                <text:p>3</text:p>
                <draw:g>
                  <svg:desc>Sheet3.B8:Sheet3.H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panese</text:p>
                <draw:g>
                  <svg:desc>Sheet3.A9:Sheet3.A9</svg:desc>
                </draw:g>
              </table:table-cell>
              <table:table-cell office:value-type="float" office:value="NaN">
                <text:p>NaN</text:p>
                <draw:g>
                  <svg:desc>Sheet3.B9:Sheet3.H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anish</text:p>
                <draw:g>
                  <svg:desc>Sheet3.A10:Sheet3.A10</svg:desc>
                </draw:g>
              </table:table-cell>
              <table:table-cell office:value-type="float" office:value="NaN">
                <text:p>NaN</text:p>
                <draw:g>
                  <svg:desc>Sheet3.B10:Sheet3.H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dish</text:p>
                <draw:g>
                  <svg:desc>Sheet3.A11:Sheet3.A11</svg:desc>
                </draw:g>
              </table:table-cell>
              <table:table-cell office:value-type="float" office:value="NaN">
                <text:p>NaN</text:p>
                <draw:g>
                  <svg:desc>Sheet3.B11:Sheet3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iss</text:p>
                <draw:g>
                  <svg:desc>Sheet3.A12:Sheet3.A12</svg:desc>
                </draw:g>
              </table:table-cell>
              <table:table-cell office:value-type="float" office:value="NaN">
                <text:p>NaN</text:p>
                <draw:g>
                  <svg:desc>Sheet3.B12:Sheet3.H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82cm" svg:height="18.777cm" xlink:href=".." xlink:type="simple" chart:class="chart:bar" chart:style-name="ch1">
        <chart:legend chart:legend-position="end" svg:x="31.145cm" svg:y="6.599cm" style:legend-expansion="high" chart:style-name="ch2"/>
        <chart:plot-area chart:style-name="ch3" table:cell-range-address="Sheet3.A1:Sheet3.H12" chart:data-source-has-labels="both" svg:x="0.667cm" svg:y="0.375cm" svg:width="29.811cm" svg:height="18.027cm">
          <chartooo:coordinate-region svg:x="1.659cm" svg:y="0.375cm" svg:width="28.632cm" svg:height="17.38cm"/>
          <chart:axis chart:dimension="x" chart:name="primary-x" chart:style-name="ch4" chartooo:axis-type="auto">
            <chartooo:date-scale/>
            <chart:categories table:cell-range-address="Sheet3.B1:Sheet3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H2" chart:label-cell-address="Sheet3.A2:Sheet3.A2" chart:class="chart:bar">
            <chart:data-point chart:repeated="7"/>
          </chart:series>
          <chart:series chart:style-name="ch8" chart:values-cell-range-address="Sheet3.B3:Sheet3.H3" chart:label-cell-address="Sheet3.A3:Sheet3.A3" chart:class="chart:bar">
            <chart:data-point chart:repeated="7"/>
          </chart:series>
          <chart:series chart:style-name="ch9" chart:values-cell-range-address="Sheet3.B4:Sheet3.H4" chart:label-cell-address="Sheet3.A4:Sheet3.A4" chart:class="chart:bar">
            <chart:data-point chart:repeated="7"/>
          </chart:series>
          <chart:series chart:style-name="ch10" chart:values-cell-range-address="Sheet3.B5:Sheet3.H5" chart:label-cell-address="Sheet3.A5:Sheet3.A5" chart:class="chart:bar">
            <chart:data-point chart:repeated="7"/>
          </chart:series>
          <chart:series chart:style-name="ch11" chart:values-cell-range-address="Sheet3.B6:Sheet3.H6" chart:label-cell-address="Sheet3.A6:Sheet3.A6" chart:class="chart:bar">
            <chart:data-point chart:repeated="7"/>
          </chart:series>
          <chart:series chart:style-name="ch12" chart:values-cell-range-address="Sheet3.B7:Sheet3.H7" chart:label-cell-address="Sheet3.A7:Sheet3.A7" chart:class="chart:bar">
            <chart:data-point chart:repeated="7"/>
          </chart:series>
          <chart:series chart:style-name="ch13" chart:values-cell-range-address="Sheet3.B8:Sheet3.H8" chart:label-cell-address="Sheet3.A8:Sheet3.A8" chart:class="chart:bar">
            <chart:data-point chart:repeated="7"/>
          </chart:series>
          <chart:series chart:style-name="ch14" chart:values-cell-range-address="Sheet3.B9:Sheet3.H9" chart:label-cell-address="Sheet3.A9:Sheet3.A9" chart:class="chart:bar">
            <chart:data-point chart:repeated="7"/>
          </chart:series>
          <chart:series chart:style-name="ch15" chart:values-cell-range-address="Sheet3.B10:Sheet3.H10" chart:label-cell-address="Sheet3.A10:Sheet3.A10" chart:class="chart:bar">
            <chart:data-point chart:repeated="7"/>
          </chart:series>
          <chart:series chart:style-name="ch16" chart:values-cell-range-address="Sheet3.B11:Sheet3.H11" chart:label-cell-address="Sheet3.A11:Sheet3.A11" chart:class="chart:bar">
            <chart:data-point chart:repeated="7"/>
          </chart:series>
          <chart:series chart:style-name="ch17" chart:values-cell-range-address="Sheet3.B12:Sheet3.H12" chart:label-cell-address="Sheet3.A12:Sheet3.A12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451">
                <text:p>1451</text:p>
                <draw:g>
                  <svg:desc>Sheet3.B1:Sheet3.H1</svg:desc>
                </draw:g>
              </table:table-cell>
              <table:table-cell office:value-type="float" office:value="1501">
                <text:p>1501</text:p>
              </table:table-cell>
              <table:table-cell office:value-type="float" office:value="1551">
                <text:p>1551</text:p>
              </table:table-cell>
              <table:table-cell office:value-type="float" office:value="1601">
                <text:p>1601</text:p>
              </table:table-cell>
              <table:table-cell office:value-type="float" office:value="1651">
                <text:p>1651</text:p>
              </table:table-cell>
              <table:table-cell office:value-type="float" office:value="1701">
                <text:p>1701</text:p>
              </table:table-cell>
              <table:table-cell office:value-type="float" office:value="1751">
                <text:p>1751</text:p>
              </table:table-cell>
            </table:table-row>
          </table:table-header-rows>
          <table:table-rows>
            <table:table-row>
              <table:table-cell office:value-type="string">
                <text:p>British</text:p>
                <draw:g>
                  <svg:desc>Sheet3.A2:Sheet3.A2</svg:desc>
                </draw:g>
              </table:table-cell>
              <table:table-cell office:value-type="float" office:value="NaN">
                <text:p>NaN</text:p>
                <draw:g>
                  <svg:desc>Sheet3.B2:Sheet3.H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nish</text:p>
                <draw:g>
                  <svg:desc>Sheet3.A3:Sheet3.A3</svg:desc>
                </draw:g>
              </table:table-cell>
              <table:table-cell office:value-type="float" office:value="NaN">
                <text:p>NaN</text:p>
                <draw:g>
                  <svg:desc>Sheet3.B3:Sheet3.H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tch</text:p>
                <draw:g>
                  <svg:desc>Sheet3.A4:Sheet3.A4</svg:desc>
                </draw:g>
              </table:table-cell>
              <table:table-cell office:value-type="float" office:value="NaN">
                <text:p>NaN</text:p>
                <draw:g>
                  <svg:desc>Sheet3.B4:Sheet3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glish</text:p>
                <draw:g>
                  <svg:desc>Sheet3.A5:Sheet3.A5</svg:desc>
                </draw:g>
              </table:table-cell>
              <table:table-cell office:value-type="float" office:value="NaN">
                <text:p>NaN</text:p>
                <draw:g>
                  <svg:desc>Sheet3.B5:Sheet3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nch</text:p>
                <draw:g>
                  <svg:desc>Sheet3.A6:Sheet3.A6</svg:desc>
                </draw:g>
              </table:table-cell>
              <table:table-cell office:value-type="float" office:value="2">
                <text:p>2</text:p>
                <draw:g>
                  <svg:desc>Sheet3.B6:Sheet3.H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erman</text:p>
                <draw:g>
                  <svg:desc>Sheet3.A7:Sheet3.A7</svg:desc>
                </draw:g>
              </table:table-cell>
              <table:table-cell office:value-type="float" office:value="1">
                <text:p>1</text:p>
                <draw:g>
                  <svg:desc>Sheet3.B7:Sheet3.H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n</text:p>
                <draw:g>
                  <svg:desc>Sheet3.A8:Sheet3.A8</svg:desc>
                </draw:g>
              </table:table-cell>
              <table:table-cell office:value-type="float" office:value="3">
                <text:p>3</text:p>
                <draw:g>
                  <svg:desc>Sheet3.B8:Sheet3.H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panese</text:p>
                <draw:g>
                  <svg:desc>Sheet3.A9:Sheet3.A9</svg:desc>
                </draw:g>
              </table:table-cell>
              <table:table-cell office:value-type="float" office:value="NaN">
                <text:p>NaN</text:p>
                <draw:g>
                  <svg:desc>Sheet3.B9:Sheet3.H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anish</text:p>
                <draw:g>
                  <svg:desc>Sheet3.A10:Sheet3.A10</svg:desc>
                </draw:g>
              </table:table-cell>
              <table:table-cell office:value-type="float" office:value="NaN">
                <text:p>NaN</text:p>
                <draw:g>
                  <svg:desc>Sheet3.B10:Sheet3.H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dish</text:p>
                <draw:g>
                  <svg:desc>Sheet3.A11:Sheet3.A11</svg:desc>
                </draw:g>
              </table:table-cell>
              <table:table-cell office:value-type="float" office:value="NaN">
                <text:p>NaN</text:p>
                <draw:g>
                  <svg:desc>Sheet3.B11:Sheet3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iss</text:p>
                <draw:g>
                  <svg:desc>Sheet3.A12:Sheet3.A12</svg:desc>
                </draw:g>
              </table:table-cell>
              <table:table-cell office:value-type="float" office:value="NaN">
                <text:p>NaN</text:p>
                <draw:g>
                  <svg:desc>Sheet3.B12:Sheet3.H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